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cf493" officeooo:paragraph-rsid="001cf49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32pt" officeooo:rsid="001e90d1" officeooo:paragraph-rsid="001e90d1" style:font-size-asian="28pt" style:font-size-complex="32pt"/>
    </style:style>
    <style:style style:name="P3" style:family="paragraph" style:parent-style-name="Standard">
      <style:text-properties officeooo:paragraph-rsid="001cf493"/>
    </style:style>
    <style:style style:name="P4" style:family="paragraph" style:parent-style-name="Standard">
      <style:text-properties fo:font-size="22pt" officeooo:rsid="001cf493" officeooo:paragraph-rsid="001cf493" style:font-size-asian="22pt" style:font-size-complex="22pt"/>
    </style:style>
    <style:style style:name="P5" style:family="paragraph" style:parent-style-name="Standard">
      <style:text-properties fo:font-size="22pt" fo:font-weight="bold" officeooo:rsid="001cf493" officeooo:paragraph-rsid="001cf493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6pt" fo:font-weight="bold" officeooo:rsid="001e90d1" officeooo:paragraph-rsid="001e90d1" style:font-size-asian="22.75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fo:font-weight="bold" officeooo:rsid="001e90d1" officeooo:paragraph-rsid="001fd92d" style:font-size-asian="22.75pt" style:font-weight-asian="bold" style:font-size-complex="26pt" style:font-weight-complex="bold"/>
    </style:style>
    <style:style style:name="P8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0d1" officeooo:paragraph-rsid="001e9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0d1" officeooo:paragraph-rsid="001fd9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92d" officeooo:paragraph-rsid="001fd9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518" officeooo:paragraph-rsid="002065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fd9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d92d" officeooo:paragraph-rsid="001fd9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6518" officeooo:paragraph-rsid="002065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22pt" officeooo:rsid="001cf493" style:font-size-asian="22pt" style:font-size-complex="22pt"/>
    </style:style>
    <style:style style:name="T2" style:family="text">
      <style:text-properties fo:font-size="22pt" officeooo:rsid="001df3b9" style:font-size-asian="22pt" style:font-size-complex="22pt"/>
    </style:style>
    <style:style style:name="T3" style:family="text">
      <style:text-properties officeooo:rsid="001df3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1:17:45.167827573</meta:creation-date>
    <dc:date>2020-12-16T23:09:35.098957378</dc:date>
    <meta:editing-duration>PT35M23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